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64cc5" officeooo:paragraph-rsid="00164cc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style:font-name="Liberation Serif" fo:font-size="13pt" fo:font-weight="bold" officeooo:rsid="00164cc5" officeooo:paragraph-rsid="00164cc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64cc5" officeooo:paragraph-rsid="00164cc5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3pt" fo:language="lv" fo:country="LV" fo:font-weight="bold" officeooo:rsid="00164cc5" officeooo:paragraph-rsid="0017f3b4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3pt" fo:language="lv" fo:country="LV" fo:font-weight="normal" officeooo:rsid="0017f3b4" officeooo:paragraph-rsid="0017f3b4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64cc5" officeooo:paragraph-rsid="00164cc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7f3b4"/>
    </style:style>
    <style:style style:name="P8" style:family="paragraph" style:parent-style-name="Standard">
      <style:paragraph-properties fo:text-align="justify" style:justify-single-word="false"/>
      <style:text-properties officeooo:paragraph-rsid="001986e7"/>
    </style:style>
    <style:style style:name="P9" style:family="paragraph" style:parent-style-name="Standard">
      <style:paragraph-properties fo:text-align="justify" style:justify-single-word="false"/>
      <style:text-properties officeooo:rsid="001bfac5" officeooo:paragraph-rsid="001bfac5"/>
    </style:style>
    <style:style style:name="P10" style:family="paragraph" style:parent-style-name="Standard">
      <style:paragraph-properties fo:text-align="justify" style:justify-single-word="false"/>
      <style:text-properties officeooo:rsid="001c1bd7" officeooo:paragraph-rsid="001c1bd7"/>
    </style:style>
    <style:style style:name="P11" style:family="paragraph" style:parent-style-name="Standard">
      <style:paragraph-properties fo:text-align="justify" style:justify-single-word="false"/>
      <style:text-properties officeooo:rsid="001d5ce7" officeooo:paragraph-rsid="001d5ce7"/>
    </style:style>
    <style:style style:name="P12" style:family="paragraph" style:parent-style-name="Standard">
      <style:paragraph-properties fo:text-align="justify" style:justify-single-word="false"/>
      <style:text-properties officeooo:rsid="001e3132" officeooo:paragraph-rsid="001e3132"/>
    </style:style>
    <style:style style:name="P13" style:family="paragraph" style:parent-style-name="Standard">
      <style:paragraph-properties fo:text-align="justify" style:justify-single-word="false"/>
      <style:text-properties officeooo:rsid="001fe0c0" officeooo:paragraph-rsid="001fe0c0"/>
    </style:style>
    <style:style style:name="P14" style:family="paragraph" style:parent-style-name="Standard">
      <style:paragraph-properties fo:text-align="justify" style:justify-single-word="false"/>
      <style:text-properties officeooo:rsid="002161d0" officeooo:paragraph-rsid="002161d0"/>
    </style:style>
    <style:style style:name="P15" style:family="paragraph" style:parent-style-name="Standard">
      <style:paragraph-properties fo:text-align="start" style:justify-single-word="false"/>
      <style:text-properties officeooo:paragraph-rsid="002477dd"/>
    </style:style>
    <style:style style:name="T1" style:family="text">
      <style:text-properties style:font-name="Liberation Serif" fo:font-size="13pt" fo:language="lv" fo:country="LV" fo:font-weight="normal" style:font-size-asian="13pt" style:font-weight-asian="normal" style:font-size-complex="13pt" style:font-weight-complex="normal"/>
    </style:style>
    <style:style style:name="T2" style:family="text">
      <style:text-properties style:font-name="Liberation Serif" fo:font-size="13pt" fo:language="lv" fo:country="LV" fo:font-weight="normal" officeooo:rsid="0017f3b4" style:font-size-asian="13pt" style:font-weight-asian="normal" style:font-size-complex="13pt" style:font-weight-complex="normal"/>
    </style:style>
    <style:style style:name="T3" style:family="text">
      <style:text-properties style:font-name="Liberation Serif" fo:font-size="13pt" fo:language="lv" fo:country="LV" fo:font-weight="normal" officeooo:rsid="001986e7" style:font-size-asian="13pt" style:font-weight-asian="normal" style:font-size-complex="13pt" style:font-weight-complex="normal"/>
    </style:style>
    <style:style style:name="T4" style:family="text">
      <style:text-properties style:font-name="Liberation Serif" fo:font-size="13pt" fo:language="lv" fo:country="LV" fo:font-weight="normal" officeooo:rsid="0019cbf9" style:font-size-asian="13pt" style:font-weight-asian="normal" style:font-size-complex="13pt" style:font-weight-complex="normal"/>
    </style:style>
    <style:style style:name="T5" style:family="text">
      <style:text-properties style:font-name="Liberation Serif" fo:font-size="13pt" fo:language="lv" fo:country="LV" fo:font-weight="normal" officeooo:rsid="001bfac5" style:font-size-asian="13pt" style:font-weight-asian="normal" style:font-size-complex="13pt" style:font-weight-complex="normal"/>
    </style:style>
    <style:style style:name="T6" style:family="text">
      <style:text-properties style:font-name="Liberation Serif" fo:font-size="13pt" fo:language="lv" fo:country="LV" fo:font-weight="normal" officeooo:rsid="001c1bd7" style:font-size-asian="13pt" style:font-weight-asian="normal" style:font-size-complex="13pt" style:font-weight-complex="normal"/>
    </style:style>
    <style:style style:name="T7" style:family="text">
      <style:text-properties style:font-name="Liberation Serif" fo:font-size="13pt" fo:language="lv" fo:country="LV" fo:font-weight="normal" officeooo:rsid="001cad9c" style:font-size-asian="13pt" style:font-weight-asian="normal" style:font-size-complex="13pt" style:font-weight-complex="normal"/>
    </style:style>
    <style:style style:name="T8" style:family="text">
      <style:text-properties style:font-name="Liberation Serif" fo:font-size="13pt" fo:language="lv" fo:country="LV" fo:font-weight="normal" officeooo:rsid="001d5ce7" style:font-size-asian="13pt" style:font-weight-asian="normal" style:font-size-complex="13pt" style:font-weight-complex="normal"/>
    </style:style>
    <style:style style:name="T9" style:family="text">
      <style:text-properties style:font-name="Liberation Serif" fo:font-size="13pt" fo:language="lv" fo:country="LV" fo:font-weight="normal" officeooo:rsid="001e3132" style:font-size-asian="13pt" style:font-weight-asian="normal" style:font-size-complex="13pt" style:font-weight-complex="normal"/>
    </style:style>
    <style:style style:name="T10" style:family="text">
      <style:text-properties style:font-name="Liberation Serif" fo:font-size="13pt" fo:language="lv" fo:country="LV" fo:font-weight="normal" officeooo:rsid="001fe0c0" style:font-size-asian="13pt" style:font-weight-asian="normal" style:font-size-complex="13pt" style:font-weight-complex="normal"/>
    </style:style>
    <style:style style:name="T11" style:family="text">
      <style:text-properties style:font-name="Liberation Serif" fo:font-size="13pt" fo:language="lv" fo:country="LV" fo:font-weight="normal" officeooo:rsid="002161d0" style:font-size-asian="13pt" style:font-weight-asian="normal" style:font-size-complex="13pt" style:font-weight-complex="normal"/>
    </style:style>
    <style:style style:name="T12" style:family="text">
      <style:text-properties style:font-name="Liberation Serif" fo:font-size="13pt" fo:language="lv" fo:country="LV" fo:font-weight="normal" officeooo:rsid="0022a43e" style:font-size-asian="13pt" style:font-weight-asian="normal" style:font-size-complex="13pt" style:font-weight-complex="normal"/>
    </style:style>
    <style:style style:name="T13" style:family="text">
      <style:text-properties style:font-name="Liberation Serif" fo:font-size="13pt" fo:language="lv" fo:country="LV" fo:font-weight="normal" officeooo:rsid="00172b54" style:font-size-asian="13pt" style:font-weight-asian="normal" style:font-size-complex="13pt" style:font-weight-complex="normal"/>
    </style:style>
    <style:style style:name="T14" style:family="text">
      <style:text-properties style:font-name="Liberation Serif" fo:font-size="13pt" fo:font-weight="normal" officeooo:rsid="00164cc5" style:font-size-asian="13pt" style:font-weight-asian="normal" style:font-size-complex="13pt" style:font-weight-complex="normal"/>
    </style:style>
    <style:style style:name="T15" style:family="text">
      <style:text-properties style:font-name="Liberation Serif" fo:font-size="13pt" fo:font-weight="normal" officeooo:rsid="001bfac5" style:font-size-asian="13pt" style:font-weight-asian="normal" style:font-size-complex="13pt" style:font-weight-complex="normal"/>
    </style:style>
    <style:style style:name="T16" style:family="text">
      <style:text-properties style:font-name="Liberation Serif" fo:font-size="13pt" fo:font-weight="normal" officeooo:rsid="001986e7" style:font-size-asian="13pt" style:font-weight-asian="normal" style:font-size-complex="13pt" style:font-weight-complex="normal"/>
    </style:style>
    <style:style style:name="T17" style:family="text">
      <style:text-properties style:font-name="Liberation Serif" fo:font-size="13pt" fo:font-weight="normal" officeooo:rsid="00175432" style:font-size-asian="13pt" style:font-weight-asian="normal" style:font-size-complex="13pt" style:font-weight-complex="normal"/>
    </style:style>
    <style:style style:name="T18" style:family="text">
      <style:text-properties style:font-name="Liberation Serif" fo:font-size="13pt" fo:font-weight="normal" officeooo:rsid="0017f3b4" style:font-size-asian="13pt" style:font-weight-asian="normal" style:font-size-complex="13pt" style:font-weight-complex="normal"/>
    </style:style>
    <style:style style:name="T19" style:family="text">
      <style:text-properties style:font-name="Liberation Serif" fo:font-size="13pt" fo:font-weight="normal" officeooo:rsid="0022a43e" style:font-size-asian="13pt" style:font-weight-asian="normal" style:font-size-complex="13pt" style:font-weight-complex="normal"/>
    </style:style>
    <style:style style:name="T20" style:family="text">
      <style:text-properties style:font-name="Liberation Serif" fo:font-size="13pt" fo:font-weight="normal" officeooo:rsid="002477dd" style:font-size-asian="13pt" style:font-weight-asian="normal" style:font-size-complex="13pt" style:font-weight-complex="normal"/>
    </style:style>
    <style:style style:name="T21" style:family="text">
      <style:text-properties officeooo:rsid="001986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A IDEJA</text:p>
      <text:p text:style-name="P1"/>
      <text:p text:style-name="P1">TESTS “<text:span text:style-name="T21">KURŠ NO GRĀMATU VAROŅIEM?</text:span>”</text:p>
      <text:p text:style-name="P1"/>
      <text:p text:style-name="P1"/>
      <text:p text:style-name="P2">Idejas skaidrojums:</text:p>
      <text:p text:style-name="P6"/>
      <text:p text:style-name="P15"><text:span text:style-name="T14">Es esmu lasījusi daudz dažādas grāmatas un vēlos uzzināt kuriem varoņiem mani draugi ir vislīdzīgākie. </text:span><text:span text:style-name="T15">Iespējamie rezultāti būs Harijs Poters no “Harija Potera” grāmatu sērijas, Katnisa Everdīna no “Bada spēļu” triloģijas, Anna no “Anna no Zaļajiem Jumtiem” grāmatu sērijas un Mumintrollis no </text:span><text:span text:style-name="T19">Mumina grāmatu sērijas</text:span><text:span text:style-name="T14">. Esmu sagatavojusi </text:span><text:span text:style-name="T16">testu “KURŠ NO GRĀMATU VAROŅIEM?” ar </text:span><text:span text:style-name="T14">10 jautājum</text:span><text:span text:style-name="T16">iem</text:span><text:span text:style-name="T14">, katru ar 4 atbilžu variantiem. </text:span><text:span text:style-name="T17">Es izveidošu programmu, </text:span><text:span text:style-name="T18">kas parāda jautājumus, atbilžu variantus un tad nosaka, kuram grāmatu varonim izpildītājs ir vislīdzīgākais </text:span><text:span text:style-name="T20">un pieraksta </text:span><text:span text:style-name="T13">grāmatu + autoru</text:span><text:span text:style-name="T18">.</text:span></text:p>
      <text:p text:style-name="P3"/>
      <text:p text:style-name="P4">Jautājumu un atbilžu saraksts:</text:p>
      <text:p text:style-name="P4"/>
      <text:p text:style-name="P5">1. KĀDĀ KRĀSĀ IR TAVI MATI? Melnā (Harijs Poters), Brūnā (Katnisa Everdīna), Sarkanā (Anna no Zaļajiem Jumtiem), Baltā (Mumintrollis)</text:p>
      <text:p text:style-name="P7"><text:span text:style-name="T2">2. CIK GARŠ TU ESI? Garš (H. P.), Vidēji garš (K. E.), </text:span><text:span text:style-name="T3">Ī</text:span><text:span text:style-name="T2">ss (A. </text:span><text:span text:style-name="T5">N</text:span><text:span text:style-name="T2">o Z. J), </text:span><text:span text:style-name="T3">Ļoti garš (M.)</text:span></text:p>
      <text:p text:style-name="P8"><text:span text:style-name="T3">3. KĀDS IR TAVS HOBIJS? Komandas sporti (H. P.), Loka šaušana (K. E.), Lasīšana (A. No Z. J.), </text:span><text:span text:style-name="T5">Laika pavadīšana ar draugiem</text:span><text:span text:style-name="T3"> (M.)</text:span></text:p>
      <text:p text:style-name="P8"><text:span text:style-name="T3">4. </text:span><text:span text:style-name="T5">TU TIECIES PĒC ... Ģimenes</text:span><text:span text:style-name="T4"> </text:span><text:span text:style-name="T5">(H. P.), Miera (K. E.), Skaistuma (A. No Z. J.), Piedzīvojuma (M.)</text:span></text:p>
      <text:p text:style-name="P9"><text:span text:style-name="T1">5. </text:span><text:span text:style-name="T6">NO ŠEIT PIEMINĒTAJIEM LAIKA PAVADĪŠANAS VEIDIEM TU LABPRĀTĀK ... Spēlētu galda spēles (H. P.), Dotos medībās (K. E.), Taisītu kūku (A. No Z. J.), Peldētos (M.)</text:span></text:p>
      <text:p text:style-name="P10"><text:span text:style-name="T1">6. </text:span><text:span text:style-name="T7">KĀDA IR TAVA SAPŅU PROFESIJA? Policists / Detektīvs (H. P), Mednieks (K. E.), </text:span><text:span text:style-name="T8">Rakstnieks (A. No Z. J), Pētnieks (M.)</text:span></text:p>
      <text:p text:style-name="P11"><text:span text:style-name="T1">7. </text:span><text:span text:style-name="T9">KAS IR TAVA MĪĻĀKĀ VIETA? Skola (H. P.), Mežs (K. E.), Pļava (A. No Z. J.), Pludmale (M.)</text:span></text:p>
      <text:p text:style-name="P12"><text:span text:style-name="T1">8. KURŠ NO ŠIEM ĒDIENIEM IR TAVS MĪĻĀKAIS? </text:span><text:span text:style-name="T10">Pīrāgs (H. P.), Sautējums (K. E.), Torte (A. No Z. J.), Banāni (M.)</text:span></text:p>
      <text:p text:style-name="P13"><text:span text:style-name="T1">9. KUR</text:span><text:span text:style-name="T11">Š NO ŠIEM AUTORIEM TEV PATĪK VISLABĀK? Dž. K. Roulinga (H. P.), Sūzena Kolinsa (K. E.), Lūsija Moda Montgomerija (A. No Z. J.), Tūve Jansone (M.)</text:span></text:p>
      <text:p text:style-name="P14"><text:span text:style-name="T11">1</text:span><text:span text:style-name="T1">0. UN, VISBEIDZOT, KAS IR TAVS MĪĻĀKAIS DZĪVNIEKS? Pūce (H. P.), </text:span><text:span text:style-name="T12">Dziedātājputns (K. E.), Kaķis (A. No Z. J.), Pūķītis (M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5T16:16:07.591190499</meta:creation-date>
    <dc:date>2024-02-27T18:59:21.500370265</dc:date>
    <meta:editing-duration>PT24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311" meta:character-count="1878" meta:non-whitespace-character-count="1582"/>
  </office:meta>
</office:document-meta>
</file>